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rial1" svg:font-family="Arial" style:font-family-generic="swiss"/>
    <style:font-face style:name="Arial,Italic" svg:font-family="'Arial,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
      <style:paragraph-properties fo:text-align="start" style:justify-single-word="false" style:text-autospace="none"/>
      <style:text-properties style:font-name="Times New Roman" fo:font-size="11pt" fo:font-style="italic" style:font-name-asian="Arial,Italic" style:font-size-asian="11pt" style:font-style-asian="italic" style:font-name-complex="Arial,Italic" style:font-size-complex="11pt" style:font-style-complex="italic"/>
    </style:style>
    <style:style style:name="P3" style:family="paragraph" style:parent-style-name="Standard" style:list-style-name="">
      <style:paragraph-properties style:text-autospace="none"/>
      <style:text-properties style:font-name="Times New Roman" fo:font-size="11pt" fo:font-style="italic" style:font-size-asian="11pt" style:font-style-asian="italic" style:font-size-complex="11pt" style:font-style-complex="italic"/>
    </style:style>
    <style:style style:name="P4" style:family="paragraph" style:parent-style-name="Standard" style:list-style-name="">
      <style:paragraph-properties style:text-autospace="none"/>
      <style:text-properties style:font-name="Times New Roman" fo:font-style="italic" style:font-style-asian="italic" style:font-style-complex="italic"/>
    </style:style>
    <style:style style:name="P5" style:family="paragraph" style:parent-style-name="Standard">
      <style:text-properties style:font-name="Times New Roman" fo:font-size="12pt"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P6" style:family="paragraph" style:parent-style-name="Standard">
      <style:text-properties style:font-name="Times New Roman" fo:font-size="12pt" fo:font-weight="bold" style:font-name-asian="Arial1" style:font-size-asian="12pt" style:font-weight-asian="bold" style:font-name-complex="Arial1" style:font-size-complex="12pt" style:font-weight-complex="bold"/>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font-style="normal" style:font-style-asian="normal" style:font-style-complex="normal"/>
    </style:style>
    <style:style style:name="P14"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style:font-name="Arial,Italic" fo:font-size="11pt" style:font-name-asian="Arial,Italic" style:font-size-asian="11pt" style:font-name-complex="Arial,Italic" style:font-size-complex="11pt"/>
    </style:style>
    <style:style style:name="T2" style:family="text">
      <style:text-properties fo:font-size="11pt" style:font-name-asian="Arial,Italic" style:font-size-asian="11pt" style:font-name-complex="Arial,Italic" style:font-size-complex="11pt"/>
    </style:style>
    <style:style style:name="T3" style:family="text">
      <style:text-properties fo:font-size="11pt" fo:font-style="normal" style:font-size-asian="9.60000038146973pt" style:font-style-asian="normal" style:font-size-complex="11pt" style:font-style-complex="normal"/>
    </style:style>
    <style:style style:name="T4" style:family="text">
      <style:text-properties style:font-name-asian="Arial,Italic" style:font-name-complex="Arial,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fo:font-style="italic" style:font-style-asian="italic" style:font-style-complex="italic"/>
    </style:style>
    <style:style style:name="T10" style:family="text">
      <style:text-properties style:text-position="0% 100%" fo:font-style="italic" fo:font-weight="bold" style:font-style-asian="italic" style:font-weight-asian="bold" style:font-style-complex="italic" style:font-weight-complex="bold"/>
    </style:style>
    <style:style style:name="T11" style:family="text">
      <style:text-properties style:text-position="0% 100%" fo:font-style="italic" fo:font-weight="normal" style:font-style-asian="italic" style:font-weight-asian="normal" style:font-style-complex="italic"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style:font-name="Times New Roman" fo:font-size="11pt" style:font-name-asian="Arial,Italic" style:font-size-asian="11pt" style:font-name-complex="Arial,Italic" style:font-size-complex="11pt"/>
    </style:style>
    <style:style style:name="T19" style:family="text">
      <style:text-properties style:font-name="Times New Roman" fo:font-size="11pt" fo:font-style="italic" style:font-name-asian="Arial,Italic" style:font-size-asian="11pt" style:font-style-asian="italic" style:font-name-complex="Arial,Italic" style:font-size-complex="11pt" style:font-style-complex="italic"/>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solid" style:text-underline-type="double" style:text-underline-width="auto" style:text-underline-color="font-color"/>
    </style:style>
    <style:style style:name="T23" style:family="text">
      <style:text-properties fo:font-size="12pt" fo:font-style="normal" style:font-size-asian="10.5pt" style:font-style-asian="normal" style:font-size-complex="12pt" style:font-style-complex="normal"/>
    </style:style>
    <style:style style:name="T2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6" style:family="text">
      <style:text-properties style:font-weight-asian="bold"/>
    </style:style>
    <style:style style:name="T27" style:family="text">
      <style:text-properties style:font-weight-complex="bold"/>
    </style:style>
    <style:style style:name="T28" style:family="text">
      <style:text-properties style:font-name="Arial1"/>
    </style:style>
    <style:style style:name="T29" style:family="text">
      <style:text-properties style:font-name="Arial1" style:font-name-asian="Arial1" style:font-name-complex="Arial1"/>
    </style:style>
    <style:style style:name="T30" style:family="text">
      <style:text-properties style:font-name-asian="Arial1"/>
    </style:style>
    <style:style style:name="T31" style:family="text">
      <style:text-properties style:font-name-asian="Arial1" style:font-name-complex="Arial1"/>
    </style:style>
    <style:style style:name="T32" style:family="text">
      <style:text-properties style:font-name-complex="Arial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nual</text:p>
      <text:p text:style-name="P10"/>
      <text:p text:style-name="P10">Centralita</text:p>
      <text:p text:style-name="Standard"/>
      <text:p text:style-name="Standard">Paso 1.- Si no se dispone del software asterisk ya instalado, se procede a su instalación.</text:p>
      <text:p text:style-name="Standard">Para instalarlo se introduce el siguiente comando por consola: <text:span text:style-name="T5">sudo apt-get install asterisk</text:span></text:p>
      <text:p text:style-name="Standard"/>
      <text:p text:style-name="Standard">Una vez que tenemos instalado asterisk podemos pasar a su configuración.</text:p>
      <text:p text:style-name="Standard"/>
      <text:p text:style-name="Standard">Paso 2 .- Nos identificamos en el sistema como superusuario.</text:p>
      <text:p text:style-name="Standard"/>
      <text:p text:style-name="Standard">Nota: Cuando estemos identificados como superusuarios en el sistema, prestar especial atención a la hora de trabajar con asterisk. Nunca se debe ejecutar el conmando “<text:span text:style-name="T5">asterisk” </text:span><text:span text:style-name="T15">sin ninguna opción puesto que con ello se conseguirá modificar los permisos del programa, lo que hará que a la hora de ejecutar la centralita se produzcan errores y esta no funcione.</text:span></text:p>
      <text:p text:style-name="Standard"><text:span text:style-name="T15"/></text:p>
      <text:p text:style-name="Standard">Paso 3.- Si la centralita se ejecuta sobre una máquina virtual, antes de comenzar se deberán seguir los siguientes pasos:</text:p>
      <text:list xml:id="list1838652830" text:style-name="L1">
        <text:list-item>
          <text:list>
            <text:list-item>
              <text:p text:style-name="P1">Ir a Virtual Machine/Removable Devices/Network Adapter</text:p>
            </text:list-item>
            <text:list-item>
              <text:p text:style-name="P1">Cambiar la selección a Bridged</text:p>
            </text:list-item>
          </text:list>
        </text:list-item>
      </text:list>
      <text:p text:style-name="Standard"/>
      <text:p text:style-name="Standard">Paso 4 .- Una vez realizado el paso anterior, se deberá parar el firewall. Para esta tarea existen dos maneras de proceder, por un lado tenemos la opción de abrir los puertos necesarios para nuestras comunicaciones. Por otro lado, de una forma más rápida, se puede escribir por consola lo siguiente: <text:span text:style-name="T6">service iptables stop.</text:span></text:p>
      <text:p text:style-name="Standard"/>
      <text:p text:style-name="Standard">Paso 5 .- Antes de configurar nada se debe iniciar el asterisk, para ello se escribirá por linea de comandos lo siguiente:</text:p>
      <text:p text:style-name="P9"><text:tab/>/etc/init.d/asterisk start</text:p>
      <text:p text:style-name="Standard"/>
      <text:p text:style-name="Standard">Paso 6 .- Una vez que asterisk ya se encuentra funcionando se pasa a editar los archivos necesarios.</text:p>
      <text:p text:style-name="Standard">El primero de ellos es sip.conf. Para configurar este archivo primero se debe abrir, para lo cual usamos: <text:span text:style-name="T5">gedit ect/asterisk/sip.conf</text:span></text:p>
      <text:p text:style-name="Standard"/>
      <text:p text:style-name="Standard">Una vez que tenemos el archivo abierto, se procede a añadir al final de este la información relativa a las nuevas extensiones que van a añadirse a la centralita. La información tendrá el siguiente formato:</text:p>
      <text:p text:style-name="Standard"/>
      <text:p text:style-name="P2"><text:tab/>[numero]</text:p>
      <text:p text:style-name="P2"><text:tab/>context=default</text:p>
      <text:p text:style-name="P2"><text:tab/>type=friend</text:p>
      <text:p text:style-name="P2"><text:tab/>callerid="nombre a mostrar" &lt;numero&gt;</text:p>
      <text:p text:style-name="P2"><text:tab/>username= numero</text:p>
      <text:p text:style-name="P2"><text:tab/>secret= contraseña</text:p>
      <text:p text:style-name="P2"><text:tab/>nat=no</text:p>
      <text:p text:style-name="P2"><text:tab/>canreinvite=yes</text:p>
      <text:p text:style-name="P2"><text:tab/>host=dynamic</text:p>
      <text:p text:style-name="P3"><text:span text:style-name="T4"><text:tab/>qualify=yes</text:span></text:p>
      <text:p text:style-name="Standard"/>
      <text:p text:style-name="Standard">Donde numero corresponde con el número de extensión al cual se realizará la llamada, “nombre a mostrar” es el nombre que aparecerá cuando se reciba una llamada desde dicho número y contraseña será la contraseña necesaria para que se registre la extensión.</text:p>
      <text:p text:style-name="Standard"><text:soft-page-break/></text:p>
      <text:p text:style-name="Standard">Se introducirá la anterior información tantas veces como extensiones vayan a registrarse en la centralita.</text:p>
      <text:p text:style-name="Standard">Paso 7 .- Cuando las extensiones ya están creadas, se debe proceder a modificar el dial plan para que las extensiones puedan llamarse entre si. Debemos editar el archivo extensions.conf, para ello se introduce por linea de comandos lo siguiente: <text:span text:style-name="T5">gedit /etc/asterisk/extensions.conf</text:span>.</text:p>
      <text:p text:style-name="Standard"/>
      <text:p text:style-name="Standard">Una vez abierto el archivo, ir a la sección default y en ella introducir lo siguiente:</text:p>
      <text:p text:style-name="Standard"><text:tab/><text:span text:style-name="T19">exten =&gt; Y0X,1,Dial(SIP/&lt;numero&gt;,30)</text:span></text:p>
      <text:p text:style-name="P4"><text:span text:style-name="T2"><text:tab/>exten =&gt; Y0X,2,Hangup</text:span></text:p>
      <text:p text:style-name="Standard"/>
      <text:p text:style-name="Standard">Donde Y0X y número corresponden con el número que se ha registrado anteriormente. Se introducirá la información tantas veces como extensiones se hayan registrado con anterioridad, modificando los números para que correspondan con cada una de las extensiones.</text:p>
      <text:p text:style-name="Standard"/>
      <text:p text:style-name="Standard">Paso 8 .- Una vez que se ha realizado todo lo anterior, debe reiniciarse la centralita, para ello se introduce por linea de comandos lo siguiente: </text:p>
      <text:p text:style-name="P9"><text:tab/>/etc/init.d/asterisk <text:span text:style-name="T20">restart</text:span></text:p>
      <text:p text:style-name="Standard"/>
      <text:p text:style-name="P10">Cliente</text:p>
      <text:p text:style-name="Standard"/>
      <text:p text:style-name="Standard">Paso 9 .- A continuación debe procederse al registro de las extensiones creadas para que puedan realizarse llamadas entre ellas. Para ello se abre <text:span text:style-name="T5">Softphone Ekiga.</text:span></text:p>
      <text:p text:style-name="Standard"><text:span text:style-name="T15"/></text:p>
      <text:p text:style-name="Standard"><text:span text:style-name="T15">Una vez que el programa se encuentra abierto, se selecciona la opción:</text:span></text:p>
      <text:list xml:id="list1116567895" text:style-name="L2">
        <text:list-item>
          <text:list>
            <text:list-item>
              <text:p text:style-name="P11"><text:span text:style-name="T15">Editar/Cuentas</text:span></text:p>
            </text:list-item>
          </text:list>
        </text:list-item>
      </text:list>
      <text:p text:style-name="Standard"><text:span text:style-name="T15">o bien se pulsa: </text:span><text:span text:style-name="T5">ctrl + E.</text:span></text:p>
      <text:p text:style-name="Standard"/>
      <text:p text:style-name="Standard">Se abrirá una ventana emergente, donde deberá seleccionarse la siguiente opción:</text:p>
      <text:list xml:id="list1187621385" text:style-name="L3">
        <text:list-item>
          <text:list>
            <text:list-item>
              <text:p text:style-name="P12">Cuentas/Añadir una cuenta SIP</text:p>
            </text:list-item>
          </text:list>
        </text:list-item>
      </text:list>
      <text:p text:style-name="Standard">lo que abrirá una nueva ventana emergente, donde el usuario deberá introducir los datos correspondientes a la centralita que se esté registrando en ese momento.</text:p>
      <text:p text:style-name="Standard"/>
      <text:p text:style-name="Standard">Los valores de nombre, usuario y autenticación de usuario corresponden con el número de la extensión, y la contraseña corresponde con la contraseña que se ha registrado para dicha extensión en el paso 6.</text:p>
      <text:p text:style-name="Standard">La IP debe ser la del host donde se ejecuta la centralita.</text:p>
      <text:p text:style-name="Standard"/>
      <text:p text:style-name="Standard">Paso 10 .- Una vez que se encuentran registradas las extensiones ya se puede proceder a realizar llamadas de unas a otras. Para realizar las llamadas debe marcarse el número de extensión al cual se quiere realizar la llamada seguido de una @ y la dirección IP de la centralita. Por último se pulsa el botón verde para realizar la llamada. <text:span text:style-name="T15">Para finalizar la llamada se pulsa el botón rojo.</text:span></text:p>
      <text:p text:style-name="Standard"/>
      <text:p text:style-name="Standard">Nota: Para aceptar una llamada en <text:span text:style-name="T5">Ekiga </text:span><text:span text:style-name="T15">se pulsa el botón </text:span><text:span text:style-name="T5">Accept </text:span><text:span text:style-name="T15">que se encuentra más a la izquierda.</text:span></text:p>
      <text:p text:style-name="Standard"/>
      <text:p text:style-name="P10">Centralita Cont.</text:p>
      <text:p text:style-name="Standard"/>
      <text:p text:style-name="Standard">Paso 12 .- <text:span text:style-name="T21">Para abrir la consola de asterisk se pone en línea de comandos: </text:span><text:span text:style-name="T7">asterisk -r</text:span></text:p>
      <text:p text:style-name="Standard"/>
      <text:p text:style-name="Standard">Paso 13 .- Para ver las extensiones que se encuentran registradas se pone: <text:span text:style-name="T5">sip show peers.</text:span></text:p>
      <text:p text:style-name="Standard"/>
      <text:p text:style-name="Standard"><text:soft-page-break/>Paso 14 .- Para comprobar las llamadas activas se pone: <text:span text:style-name="T5">sip show channels</text:span><text:span text:style-name="T15">.</text:span></text:p>
      <text:p text:style-name="P13"/>
      <text:p text:style-name="P13">Paso 15 .- Para iniciar el depurador se pone: <text:span text:style-name="T5">sip set debug on</text:span> y para parar el depurador se pone:</text:p>
      <text:p text:style-name="P13"><text:span text:style-name="T5">sip set debug off</text:span>.</text:p>
      <text:p text:style-name="Standard"><text:span text:style-name="T15"/></text:p>
      <text:p text:style-name="Standard">Paso 16 .- Para salir de la consola de asterisk poner: <text:span text:style-name="T5">exit</text:span><text:span text:style-name="T15">.</text:span></text:p>
      <text:p text:style-name="Standard"><text:span text:style-name="T15"/></text:p>
      <text:p text:style-name="P14"><text:span text:style-name="T15">Cuestiones</text:span></text:p>
      <text:p text:style-name="P14"><text:span text:style-name="T25"/></text:p>
      <text:p text:style-name="P5"><text:span text:style-name="T17">¿Qué pasa si dos teléfonos admiten diferentes codecs? </text:span></text:p>
      <text:p text:style-name="P5"><text:span text:style-name="T16">Según el codec que use uno u otro teléfono el ancho de banda será mayor o menor, y este ancho de banda suele ser directamente proporcional a la calidad de los datos transmitidos.</text:span></text:p>
      <text:p text:style-name="P5"><text:span text:style-name="T16"/></text:p>
      <text:p text:style-name="P6"><text:span text:style-name="T17">¿Qué protocolos son usados para la </text:span>comunicación? </text:p>
      <text:p text:style-name="P8">- Ethernet en la <text:s/>capa física y de enlace.</text:p>
      <text:p text:style-name="P8">- IP en la capa de red.</text:p>
      <text:p text:style-name="P8">- TCP y UDP en la capa de transporte.</text:p>
      <text:p text:style-name="P8">- SDP y RTP en la capa de sesión. </text:p>
      <text:p text:style-name="P8">- SIP en la capa de presentación.</text:p>
      <text:p text:style-name="P8"/>
      <text:p text:style-name="P7"><text:span text:style-name="T31">¿Podemos asegurar que el contenido de nuestra conversación no puede ser escuchado por terceros?</text:span></text:p>
      <text:p text:style-name="P8"><text:span text:style-name="T31"/></text:p>
      <text:p text:style-name="P6">¿Podemos hacer una llamada a un terminal que no está registrado en nuestra misma centralita?</text:p>
      <text:p text:style-name="P8">Si llamamos a la centralita en la cual está registrado el otro terminal si puede realizarse la llamada, pero si queremos realizar la llamada desde nuestra propia centraliza, es imposible que la llamada se complete, solo si la otra centralita está registrada en la nuestra será posible realizar la llamada di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1" svg:font-family="Arial" style:font-family-generic="swiss"/>
    <style:font-face style:name="Arial,Italic" svg:font-family="'Arial,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i </meta:initial-creator>
    <meta:creation-date>2011-03-17T10:55:36</meta:creation-date>
    <dc:date>2011-03-18T13:06:09</dc:date>
    <dc:creator>ali </dc:creator>
    <meta:editing-duration>PT03H15M02S</meta:editing-duration>
    <meta:editing-cycles>7</meta:editing-cycles>
    <meta:generator>OpenOffice.org/3.1$Linux OpenOffice.org_project/310m19$Build-9420</meta:generator>
    <meta:document-statistic meta:table-count="0" meta:image-count="0" meta:object-count="0" meta:page-count="3" meta:paragraph-count="66" meta:word-count="976" meta:character-count="5892"/>
  </office:meta>
</office:document-meta>
</file>